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5785in" style:rel-width="95%" table:align="left"/>
    </style:style>
    <style:style style:name="Table1.A" style:family="table-column">
      <style:table-column-properties style:column-width="0.8194in" style:rel-column-width="7754*"/>
    </style:style>
    <style:style style:name="Table1.B" style:family="table-column">
      <style:table-column-properties style:column-width="5.759in" style:rel-column-width="54501*"/>
    </style:style>
    <style:style style:name="Table1.A1" style:family="table-cell">
      <style:table-cell-properties style:vertical-align="middle" fo:padding="0.0444in" fo:border="0.0139in solid #808080"/>
    </style:style>
    <style:style style:name="Table1.A2" style:family="table-cell">
      <style:table-cell-properties style:vertical-align="middle" fo:padding="0.0444in" fo:border-left="0.0139in solid #808080" fo:border-right="none" fo:border-top="none" fo:border-bottom="0.0139in solid #808080"/>
    </style:style>
    <style:style style:name="Table1.B2" style:family="table-cell">
      <style:table-cell-properties style:vertical-align="middle" fo:padding="0.0444in" fo:border-left="0.0139in solid #808080" fo:border-right="0.0139in solid #808080" fo:border-top="none" fo:border-bottom="0.0139in solid #808080"/>
    </style:style>
    <style:style style:name="P1" style:family="paragraph" style:parent-style-name="Table_20_Contents">
      <style:text-properties fo:font-size="2pt" style:font-size-asian="2pt" style:font-size-complex="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ize="18pt" fo:font-weight="bold"/>
    </style:style>
    <style:style style:name="T4" style:family="text">
      <style:text-properties fo:font-style="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edar:</text:p>
      <text:p text:style-name="Standard">This document contains information about cedar as referenced on page 10 of TTTA.</text:p>
      <text:p text:style-name="Standard"/>
      <text:p text:style-name="Standard"><text:a xlink:type="simple" xlink:href="http://www.bible-history.com/isbe/C/CEDAR/">http://www.bible-history.com/isbe/C/CEDAR/</text:a></text:p>
      <text:p text:style-name="Standard"/>
      <text:p text:style-name="Standard"/>
      <text:p text:style-name="Standard"><text:span text:style-name="T3">CEDAR</text:span><text:line-break/><text:line-break/>se'-dar, se'-der ('erez, from Hebrew root meaning "to be firm"; kedros): The 'erez was in almost all the Old Testament references the true cedar, Cedrus libani, but the name may have been applied in a loose way to allied trees, such as junipers and pines. In Nu 24:6--"as cedar-trees beside the waters"--the reference must, as is most probable, be purely poetical (see ALOES) or the 'arazim must signify some other kind of tree which flourishes beside water.<text:line-break/>1. Cedar for Ritual Cleansing:<text:line-break/>Cedar is twice mentioned as a substance for ritual cleansing. In Lev 14:4 the cleansed leper was sprinkled with the blood of a "clean bird" into which had been put "cedar-wood, and scarlet, and hyssop." In Nu 19:6 "cedar-wood, and hyssop, and scarlet" were to be cast into the holocaust of the red heifer. (For the symbolical meaning see CLEAN.) Here it is very generally considered that the cedar could not have been the wood of Cedrus libani, which so far as we know never grew in the wilderness, but that of some species of juniper--according to Post, Juniperis phoenicea, which may still be found in the wilderness of Edom.<text:line-break/>2. Cedar Trees in the Old Testament:<text:line-break/>Cedar trees are everywhere mentioned with admiration in the Old Testament. Solomon made the cedar the first of trees (1 Ki 4:33). They are the "glory of Lebanon" (Isa 35:2; 60:13). The most boastful threat of Sennacherib was that he would cut down the tall cedars of Lebanon (Isa 37:24). They were strong, as is implied in--<text:line-break/>"The voice of Yahweh is powerful; ....<text:line-break/>The voice of Yahweh breaketh the cedars;<text:line-break/>Yea, Yahweh breaketh in pieces the cedars of Lebanon"<text:line-break/>(Ps 29:4,5).<text:line-break/>The cedars are tall--"whose height was like the height of the cedars"--(Am 2:9; 2 Ki 19:23); majestic (2 Ki 14:9), and excellent (Song 5:15). The Assyrian power is compared to--"a cedar in Lebanon with fair branches, and with a forest-like shade, an high stature; and its top was among the thick boughs .... its stature was exalted above all the trees of the field; and its boughs were multiplied, and its branches became long" (Ezek 31:3-5). They are in particular God's trees--<text:line-break/>"The trees of Yahweh are filled with moisture,<text:line-break/>The cedars of Lebanon, which he hath planted" (Ps 104:16).<text:line-break/>Doubtless as a reminiscence of this the Syrians today call the cedar `ars er rubb, "the cedar of the Lord." The growth of the cedar is typical of that of the righteous man (Ps 92:12).<text:line-break/>That cedars were once very abundant in the Lebanon is evident (1 Ki 6:9-18; 10:27). What they contributed to the glory and beauty of that district may be seen in Zec 11:1-2:<text:line-break/>"Open thy doors, O Lebanon, that the fire may devour thy cedars.<text:line-break/>Wail, O fir-tree, for the cedar is fallen, because the<text:line-break/>glorious (Revised Version margin) ones are destroyed:<text:line-break/>Wail, O ye oaks of Bashan, for the strong forest is come down."<text:line-break/>3. Cedar Timber:<text:line-break/>The wood of the cedar has always been highly prized--much more so than the sycamore (1 Ki 10:27; Isa 9:10). David had a house of cedar built for him by Hiram, king of Tyre (2 Sam 5:11), and he <text:soft-page-break/>prepared "cedar-trees without number" for the temple which his son was to build (1 Ch 22:4). Cedar timber was very much used in the construction of Solomon's temple and palace, the trees being cut in the Lebanon by Sidonians by orders of the king of Tyre--"Hiram gave Solomon timber of cedar and timber of fir according to all his desire" (1 Ki 5:6-10). One of Solomon's most important buildings was known as "the house of the forest of Lebanon" (1 Ki 7:2; 10:17; 2 Ch 9:16), on account of the source of its materials. While cedar was well adapted for beams ( 1 Ki 6:9; Song 1:17), boards (Song 8:9), pillars (1 Ki 7:2) and ceilings (Jer 22:14), it was suited as well for carved work, such as idols (Isa 44:14,15). It was also used for ships' masts (Ezek 27:5).<text:line-break/>4. Cedars in Modern Syria:<text:line-break/>The Cedrus libani still survives in the mountains of Syria and flourishes in much greater numbers in the Taurus mountains. "There are groves of cedars above el-Ma`acir, Baruk, `Ain Zehaltah, Hadith, Besherri, and Sir" (Post, Flora, 751). Of these the grove at Besherri is of world-wide renown. It consists of a group of about 400 trees, among them some magnificent old patriarchs, which lies on the bare slopes of the Lebanon some 6,000 ft. above the sea. Doubtless they are survivors of a forest which here once covered the mountain slopes for miles. The half a dozen highest specimens reach a height of between 70 and 80 ft., and have trunks of a circumference of 40 ft. or more. It is impossible to estimate with any certainty their age, but they may be as much as 800, or even 1,000, years old. Though magnificent, these are by no means the largest of their kind. Some of the cedars of Amanus are quite 100 ft. high and the Himalayan cedar, Cedrus deodara, a variety of Cedrus libani, reaches a height of 150 ft. The impressiveness of the cedar lies, however, not so much in its height and massive trunk, as in the wonderful lateral spread of its branches, which often exceeds its height. The branches grow out horizontally in successive tiers, each horizontal plane presenting, when looked at from above, the appearance of a green sward. The leaves are about an inch long, arranged in clusters; at first they are bright green, but they change with age to a deeper tint with a glaucous hue; the foliage is evergreen, the successive annual growths of leaves each lasting two years. The cones, 4 to 6 inches long, are oval or oblong-ovate, with a depression at times at the apex; they require two years to reach maturity and then, unlike other conifers, they remain attached to the tree, dropping out their scales bearing the seeds.<text:line-break/>The wood of the cedar, specially grown under the conditions of its natural habitat, is hard, close grained, and takes a high polish. It is full of resin (Ps 92:14) which preserves it from rot and from worms. Cedar oil, a kind of turpentine extracted from the wood, was used in ancient times as a preservative for parchments and garments.<text:line-break/>E. W. G. Masterman </text:p>
      <text:p text:style-name="Table_20_Contents"><text:span text:style-name="T1">Bibliography Information</text:span><text:line-break/>Orr, James, M.A., D.D. General Editor. "Definition for 'CEDAR'". "International Standard Bible Encyclopedia". <text:a xlink:type="simple" xlink:href="http://www.bible-history.com/isbe/">bible-history.com - ISBE</text:a>; 1915.</text:p>
      <text:p text:style-name="Table_20_Contents"/>
      <text:p text:style-name="Table_20_Contents"/>
      <text:p text:style-name="Table_20_Contents"/>
      <text:p text:style-name="Table_20_Contents">From: <text:a xlink:type="simple" xlink:href="http://www.biblewheel.com/GR/GR_Database.php?SearchBy_Word=cedar">http://www.biblewheel.com/GR/GR_Database.php?SearchBy_Word=cedar</text:a></text:p>
      <text:p text:style-name="Table_20_Contents"/>
      <text:p text:style-name="Table_20_Contents"/>
      <table:table table:name="Table1" table:style-name="Table1">
        <table:table-column table:style-name="Table1.A"/>
        <table:table-column table:style-name="Table1.B"/>
        <table:table-row>
          <table:table-cell table:style-name="Table1.A1" table:number-columns-spanned="2" office:value-type="string">
            <text:p text:style-name="Table_20_Contents">All the Verses containing cedar </text:p>
          </table:table-cell>
          <table:covered-table-cell/>
        </table:table-row>
        <table:table-row>
          <table:table-cell table:style-name="Table1.A2" office:value-type="string">
            <text:p text:style-name="Table_20_Contents"><text:a xlink:type="simple" xlink:href="http://www.biblewheel.com/GR/GR_Database.php?bnum=3&amp;cnum=14&amp;vnum=4">Lev 14:4</text:a></text:p>
          </table:table-cell>
          <table:table-cell table:style-name="Table1.B2" office:value-type="string">
            <text:p text:style-name="Table_20_Contents">Then shall the priest command to take for him that is to be cleansed two birds alive <text:span text:style-name="T4">and</text:span> clean, and <text:span text:style-name="T2">cedar</text:span> wood, and scarlet, and hyssop:</text:p>
          </table:table-cell>
        </table:table-row>
        <table:table-row>
          <table:table-cell table:style-name="Table1.A2" office:value-type="string">
            <text:p text:style-name="Table_20_Contents"><text:a xlink:type="simple" xlink:href="http://www.biblewheel.com/GR/GR_Database.php?bnum=3&amp;cnum=14&amp;vnum=6">Lev 14:6</text:a></text:p>
          </table:table-cell>
          <table:table-cell table:style-name="Table1.B2" office:value-type="string">
            <text:p text:style-name="Table_20_Contents">As for the living bird, he shall take it, and the <text:span text:style-name="T2">cedar</text:span> wood, and the scarlet, and the hyssop, and shall dip them and the living bird in the blood of the bird <text:span text:style-name="T4">that was</text:span> killed over the running water:</text:p>
          </table:table-cell>
        </table:table-row>
        <text:soft-page-break/>
        <table:table-row>
          <table:table-cell table:style-name="Table1.A2" office:value-type="string">
            <text:p text:style-name="Table_20_Contents"><text:a xlink:type="simple" xlink:href="http://www.biblewheel.com/GR/GR_Database.php?bnum=3&amp;cnum=14&amp;vnum=49">Lev 14:49</text:a></text:p>
          </table:table-cell>
          <table:table-cell table:style-name="Table1.B2" office:value-type="string">
            <text:p text:style-name="Table_20_Contents">And he shall take to cleanse the house two birds, and <text:span text:style-name="T2">cedar</text:span> wood, and scarlet, and hyssop:</text:p>
          </table:table-cell>
        </table:table-row>
        <table:table-row>
          <table:table-cell table:style-name="Table1.A2" office:value-type="string">
            <text:p text:style-name="Table_20_Contents"><text:a xlink:type="simple" xlink:href="http://www.biblewheel.com/GR/GR_Database.php?bnum=3&amp;cnum=14&amp;vnum=51">Lev 14:51</text:a></text:p>
          </table:table-cell>
          <table:table-cell table:style-name="Table1.B2" office:value-type="string">
            <text:p text:style-name="Table_20_Contents">And he shall take the <text:span text:style-name="T2">cedar</text:span> wood, and the hyssop, and the scarlet, and the living bird, and dip them in the blood of the slain bird, and in the running water, and sprinkle the house seven times:</text:p>
          </table:table-cell>
        </table:table-row>
        <table:table-row>
          <table:table-cell table:style-name="Table1.A2" office:value-type="string">
            <text:p text:style-name="Table_20_Contents"><text:a xlink:type="simple" xlink:href="http://www.biblewheel.com/GR/GR_Database.php?bnum=3&amp;cnum=14&amp;vnum=52">Lev 14:52</text:a></text:p>
          </table:table-cell>
          <table:table-cell table:style-name="Table1.B2" office:value-type="string">
            <text:p text:style-name="Table_20_Contents">And he shall cleanse the house with the blood of the bird, and with the running water, and with the living bird, and with the <text:span text:style-name="T2">cedar</text:span> wood, and with the hyssop, and with the scarlet:</text:p>
          </table:table-cell>
        </table:table-row>
        <table:table-row>
          <table:table-cell table:style-name="Table1.A2" office:value-type="string">
            <text:p text:style-name="Table_20_Contents"><text:a xlink:type="simple" xlink:href="http://www.biblewheel.com/GR/GR_Database.php?bnum=4&amp;cnum=19&amp;vnum=6">Num 19:6</text:a></text:p>
          </table:table-cell>
          <table:table-cell table:style-name="Table1.B2" office:value-type="string">
            <text:p text:style-name="Table_20_Contents">And the priest shall take <text:span text:style-name="T2">cedar</text:span> wood, and hyssop, and scarlet, and cast <text:span text:style-name="T4">it</text:span> into the midst of the burning of the heifer.</text:p>
          </table:table-cell>
        </table:table-row>
        <table:table-row>
          <table:table-cell table:style-name="Table1.A2" office:value-type="string">
            <text:p text:style-name="Table_20_Contents"><text:a xlink:type="simple" xlink:href="http://www.biblewheel.com/GR/GR_Database.php?bnum=4&amp;cnum=24&amp;vnum=6">Num 24:6</text:a></text:p>
          </table:table-cell>
          <table:table-cell table:style-name="Table1.B2" office:value-type="string">
            <text:p text:style-name="Table_20_Contents">As the valleys are they spread forth, as gardens by the river's side, as the trees of lign aloes which the LORD hath planted, <text:span text:style-name="T4">and</text:span> as <text:span text:style-name="T2">cedar</text:span> trees beside the waters.</text:p>
          </table:table-cell>
        </table:table-row>
        <table:table-row>
          <table:table-cell table:style-name="Table1.A2" office:value-type="string">
            <text:p text:style-name="Table_20_Contents"><text:a xlink:type="simple" xlink:href="http://www.biblewheel.com/GR/GR_Database.php?bnum=10&amp;cnum=5&amp;vnum=11">2Sa 5:11</text:a></text:p>
          </table:table-cell>
          <table:table-cell table:style-name="Table1.B2" office:value-type="string">
            <text:p text:style-name="Table_20_Contents">And Hiram king of Tyre sent messengers to David, and <text:span text:style-name="T2">cedar</text:span> trees, and carpenters, and masons: and they built David an house.</text:p>
          </table:table-cell>
        </table:table-row>
        <table:table-row>
          <table:table-cell table:style-name="Table1.A2" office:value-type="string">
            <text:p text:style-name="Table_20_Contents"><text:a xlink:type="simple" xlink:href="http://www.biblewheel.com/GR/GR_Database.php?bnum=10&amp;cnum=7&amp;vnum=2">2Sa 7:2</text:a></text:p>
          </table:table-cell>
          <table:table-cell table:style-name="Table1.B2" office:value-type="string">
            <text:p text:style-name="Table_20_Contents">That the king said unto Nathan the prophet, See now, I dwell in an house of <text:span text:style-name="T2">cedar</text:span>, but the ark of God dwelleth within curtains.</text:p>
          </table:table-cell>
        </table:table-row>
        <table:table-row>
          <table:table-cell table:style-name="Table1.A2" office:value-type="string">
            <text:p text:style-name="Table_20_Contents"><text:a xlink:type="simple" xlink:href="http://www.biblewheel.com/GR/GR_Database.php?bnum=10&amp;cnum=7&amp;vnum=7">2Sa 7:7</text:a></text:p>
          </table:table-cell>
          <table:table-cell table:style-name="Table1.B2" office:value-type="string">
            <text:p text:style-name="Table_20_Contents">In all <text:span text:style-name="T4">the places</text:span> wherein I have walked with all the children of Israel spake I a word with any of the tribes of Israel, whom I commanded to feed my people Israel, saying, Why build ye not me an house of <text:span text:style-name="T2">cedar</text:span>?</text:p>
          </table:table-cell>
        </table:table-row>
        <table:table-row>
          <table:table-cell table:style-name="Table1.A2" office:value-type="string">
            <text:p text:style-name="Table_20_Contents"><text:a xlink:type="simple" xlink:href="http://www.biblewheel.com/GR/GR_Database.php?bnum=11&amp;cnum=4&amp;vnum=33">1Ki 4:33</text:a></text:p>
          </table:table-cell>
          <table:table-cell table:style-name="Table1.B2" office:value-type="string">
            <text:p text:style-name="Table_20_Contents">And he spake of trees, from the <text:span text:style-name="T2">cedar</text:span> tree that <text:span text:style-name="T4">is</text:span> in Lebanon even unto the hyssop that springeth out of the wall: he spake also of beasts, and of fowl, and of creeping things, and of fishes.</text:p>
          </table:table-cell>
        </table:table-row>
        <table:table-row>
          <table:table-cell table:style-name="Table1.A2" office:value-type="string">
            <text:p text:style-name="Table_20_Contents"><text:a xlink:type="simple" xlink:href="http://www.biblewheel.com/GR/GR_Database.php?bnum=11&amp;cnum=5&amp;vnum=6">1Ki 5:6</text:a></text:p>
          </table:table-cell>
          <table:table-cell table:style-name="Table1.B2" office:value-type="string">
            <text:p text:style-name="Table_20_Contents">Now therefore command thou that they hew me <text:span text:style-name="T2">cedar</text:span> trees out of Lebanon; and my servants shall be with thy servants: and unto thee will I give hire for thy servants according to all that thou shalt appoint: for thou knowest that <text:span text:style-name="T4">there is</text:span> not among us any that can skill to hew timber like unto the Sidonians.</text:p>
          </table:table-cell>
        </table:table-row>
        <table:table-row>
          <table:table-cell table:style-name="Table1.A2" office:value-type="string">
            <text:p text:style-name="Table_20_Contents"><text:a xlink:type="simple" xlink:href="http://www.biblewheel.com/GR/GR_Database.php?bnum=11&amp;cnum=5&amp;vnum=8">1Ki 5:8</text:a></text:p>
          </table:table-cell>
          <table:table-cell table:style-name="Table1.B2" office:value-type="string">
            <text:p text:style-name="Table_20_Contents">And Hiram sent to Solomon, saying, I have considered the things which thou sentest to me for: <text:span text:style-name="T4">and</text:span> I will do all thy desire concerning timber of <text:span text:style-name="T2">cedar</text:span>, and concerning timber of fir.</text:p>
          </table:table-cell>
        </table:table-row>
        <table:table-row>
          <table:table-cell table:style-name="Table1.A2" office:value-type="string">
            <text:p text:style-name="Table_20_Contents"><text:a xlink:type="simple" xlink:href="http://www.biblewheel.com/GR/GR_Database.php?bnum=11&amp;cnum=5&amp;vnum=10">1Ki 5:10</text:a></text:p>
          </table:table-cell>
          <table:table-cell table:style-name="Table1.B2" office:value-type="string">
            <text:p text:style-name="Table_20_Contents">So Hiram gave Solomon <text:span text:style-name="T2">cedar</text:span> trees and fir trees <text:span text:style-name="T4">according to</text:span> all his desire.</text:p>
          </table:table-cell>
        </table:table-row>
        <table:table-row>
          <table:table-cell table:style-name="Table1.A2" office:value-type="string">
            <text:p text:style-name="Table_20_Contents"><text:a xlink:type="simple" xlink:href="http://www.biblewheel.com/GR/GR_Database.php?bnum=11&amp;cnum=6&amp;vnum=9">1Ki 6:9</text:a></text:p>
          </table:table-cell>
          <table:table-cell table:style-name="Table1.B2" office:value-type="string">
            <text:p text:style-name="Table_20_Contents">So he built the house, and finished it; and covered the house with beams and boards of <text:span text:style-name="T2">cedar</text:span>.</text:p>
          </table:table-cell>
        </table:table-row>
        <table:table-row>
          <table:table-cell table:style-name="Table1.A2" office:value-type="string">
            <text:p text:style-name="Table_20_Contents"><text:a xlink:type="simple" xlink:href="http://www.biblewheel.com/GR/GR_Database.php?bnum=11&amp;cnum=6&amp;vnum=10">1Ki 6:10</text:a></text:p>
          </table:table-cell>
          <table:table-cell table:style-name="Table1.B2" office:value-type="string">
            <text:p text:style-name="Table_20_Contents">And <text:span text:style-name="T4">then</text:span> he built chambers against all the house, five cubits high: and they rested on the house <text:span text:style-name="T4">with</text:span> timber of <text:span text:style-name="T2">cedar</text:span>.</text:p>
          </table:table-cell>
        </table:table-row>
        <table:table-row>
          <table:table-cell table:style-name="Table1.A2" office:value-type="string">
            <text:p text:style-name="Table_20_Contents"><text:a xlink:type="simple" xlink:href="http://www.biblewheel.com/GR/GR_Database.php?bnum=11&amp;cnum=6&amp;vnum=15">1Ki 6:15</text:a></text:p>
          </table:table-cell>
          <table:table-cell table:style-name="Table1.B2" office:value-type="string">
            <text:p text:style-name="Table_20_Contents">And he built the walls of the house within with boards of <text:span text:style-name="T2">cedar</text:span>, both the floor of the house, and the walls of the cieling: <text:span text:style-name="T4">and</text:span> he covered <text:span text:style-name="T4">them</text:span> on the inside with wood, and covered the floor of the house with planks of fir.</text:p>
          </table:table-cell>
        </table:table-row>
        <table:table-row>
          <table:table-cell table:style-name="Table1.A2" office:value-type="string">
            <text:p text:style-name="Table_20_Contents"><text:a xlink:type="simple" xlink:href="http://www.biblewheel.com/GR/GR_Database.php?bnum=11&amp;cnum=6&amp;vnum=16">1Ki 6:16</text:a></text:p>
          </table:table-cell>
          <table:table-cell table:style-name="Table1.B2" office:value-type="string">
            <text:p text:style-name="Table_20_Contents">And he built twenty cubits on the sides of the house, both the floor and the walls with boards of <text:span text:style-name="T2">cedar</text:span>: he even built <text:span text:style-name="T4">them</text:span> for it within, <text:span text:style-name="T4">even</text:span> for the oracle, <text:span text:style-name="T4">even</text:span> for the most holy <text:span text:style-name="T4">place</text:span>.</text:p>
          </table:table-cell>
        </table:table-row>
        <text:soft-page-break/>
        <table:table-row>
          <table:table-cell table:style-name="Table1.A2" office:value-type="string">
            <text:p text:style-name="Table_20_Contents"><text:a xlink:type="simple" xlink:href="http://www.biblewheel.com/GR/GR_Database.php?bnum=11&amp;cnum=6&amp;vnum=18">1Ki 6:18</text:a></text:p>
          </table:table-cell>
          <table:table-cell table:style-name="Table1.B2" office:value-type="string">
            <text:p text:style-name="Table_20_Contents">And the <text:span text:style-name="T2">cedar</text:span> of the house within <text:span text:style-name="T4">was</text:span> carved with knops and open flowers: all <text:span text:style-name="T4">was</text:span> <text:span text:style-name="T2">cedar</text:span>; there was no stone seen.</text:p>
          </table:table-cell>
        </table:table-row>
        <table:table-row>
          <table:table-cell table:style-name="Table1.A2" office:value-type="string">
            <text:p text:style-name="Table_20_Contents"><text:a xlink:type="simple" xlink:href="http://www.biblewheel.com/GR/GR_Database.php?bnum=11&amp;cnum=6&amp;vnum=20">1Ki 6:20</text:a></text:p>
          </table:table-cell>
          <table:table-cell table:style-name="Table1.B2" office:value-type="string">
            <text:p text:style-name="Table_20_Contents">And the oracle in the forepart <text:span text:style-name="T4">was</text:span> twenty cubits in length, and twenty cubits in breadth, and twenty cubits in the height thereof: and he overlaid it with pure gold; and <text:span text:style-name="T4">so</text:span> covered the altar <text:span text:style-name="T4">which was of</text:span> <text:span text:style-name="T2">cedar</text:span>.</text:p>
          </table:table-cell>
        </table:table-row>
        <table:table-row>
          <table:table-cell table:style-name="Table1.A2" office:value-type="string">
            <text:p text:style-name="Table_20_Contents"><text:a xlink:type="simple" xlink:href="http://www.biblewheel.com/GR/GR_Database.php?bnum=11&amp;cnum=6&amp;vnum=36">1Ki 6:36</text:a></text:p>
          </table:table-cell>
          <table:table-cell table:style-name="Table1.B2" office:value-type="string">
            <text:p text:style-name="Table_20_Contents">And he built the inner court with three rows of hewed stone, and a row of <text:span text:style-name="T2">cedar</text:span> beams.</text:p>
          </table:table-cell>
        </table:table-row>
        <table:table-row>
          <table:table-cell table:style-name="Table1.A2" office:value-type="string">
            <text:p text:style-name="Table_20_Contents"><text:a xlink:type="simple" xlink:href="http://www.biblewheel.com/GR/GR_Database.php?bnum=11&amp;cnum=7&amp;vnum=2">1Ki 7:2</text:a></text:p>
          </table:table-cell>
          <table:table-cell table:style-name="Table1.B2" office:value-type="string">
            <text:p text:style-name="Table_20_Contents">He built also the house of the forest of Lebanon; the length thereof <text:span text:style-name="T4">was</text:span> an hundred cubits, and the breadth thereof fifty cubits, and the height thereof thirty cubits, upon four rows of cedar pillars, with <text:span text:style-name="T2">cedar</text:span> beams upon the pillars.</text:p>
          </table:table-cell>
        </table:table-row>
        <table:table-row>
          <table:table-cell table:style-name="Table1.A2" office:value-type="string">
            <text:p text:style-name="Table_20_Contents"><text:a xlink:type="simple" xlink:href="http://www.biblewheel.com/GR/GR_Database.php?bnum=11&amp;cnum=7&amp;vnum=3">1Ki 7:3</text:a></text:p>
          </table:table-cell>
          <table:table-cell table:style-name="Table1.B2" office:value-type="string">
            <text:p text:style-name="Table_20_Contents">And <text:span text:style-name="T4">it was</text:span> covered with <text:span text:style-name="T2">cedar</text:span> above upon the beams, that <text:span text:style-name="T4">lay</text:span> on forty five pillars, fifteen <text:span text:style-name="T4">in</text:span> a row.</text:p>
          </table:table-cell>
        </table:table-row>
        <table:table-row>
          <table:table-cell table:style-name="Table1.A2" office:value-type="string">
            <text:p text:style-name="Table_20_Contents"><text:a xlink:type="simple" xlink:href="http://www.biblewheel.com/GR/GR_Database.php?bnum=11&amp;cnum=7&amp;vnum=7">1Ki 7:7</text:a></text:p>
          </table:table-cell>
          <table:table-cell table:style-name="Table1.B2" office:value-type="string">
            <text:p text:style-name="Table_20_Contents">Then he made a porch for the throne where he might judge, <text:span text:style-name="T4">even</text:span> the porch of judgment: and <text:span text:style-name="T4">it was</text:span> covered with <text:span text:style-name="T2">cedar</text:span> from one side of the floor to the other.</text:p>
          </table:table-cell>
        </table:table-row>
        <table:table-row>
          <table:table-cell table:style-name="Table1.A2" office:value-type="string">
            <text:p text:style-name="Table_20_Contents"><text:a xlink:type="simple" xlink:href="http://www.biblewheel.com/GR/GR_Database.php?bnum=11&amp;cnum=7&amp;vnum=12">1Ki 7:12</text:a></text:p>
          </table:table-cell>
          <table:table-cell table:style-name="Table1.B2" office:value-type="string">
            <text:p text:style-name="Table_20_Contents">And the great court round about <text:span text:style-name="T4">was</text:span> with three rows of hewed stones, and a row of <text:span text:style-name="T2">cedar</text:span> beams, both for the inner court of the house of the LORD, and for the porch of the house.</text:p>
          </table:table-cell>
        </table:table-row>
        <table:table-row>
          <table:table-cell table:style-name="Table1.A2" office:value-type="string">
            <text:p text:style-name="Table_20_Contents"><text:a xlink:type="simple" xlink:href="http://www.biblewheel.com/GR/GR_Database.php?bnum=11&amp;cnum=9&amp;vnum=11">1Ki 9:11</text:a></text:p>
          </table:table-cell>
          <table:table-cell table:style-name="Table1.B2" office:value-type="string">
            <text:p text:style-name="Table_20_Contents">(<text:span text:style-name="T4">Now</text:span> Hiram the king of Tyre had furnished Solomon with <text:span text:style-name="T2">cedar</text:span> trees and fir trees, and with gold, according to all his desire,) that then king Solomon gave Hiram twenty cities in the land of Galilee.</text:p>
          </table:table-cell>
        </table:table-row>
        <table:table-row>
          <table:table-cell table:style-name="Table1.A2" office:value-type="string">
            <text:p text:style-name="Table_20_Contents"><text:a xlink:type="simple" xlink:href="http://www.biblewheel.com/GR/GR_Database.php?bnum=12&amp;cnum=14&amp;vnum=9">2Ki 14:9</text:a></text:p>
          </table:table-cell>
          <table:table-cell table:style-name="Table1.B2" office:value-type="string">
            <text:p text:style-name="Table_20_Contents">And Jehoash the king of Israel sent to Amaziah king of Judah, saying, The thistle that <text:span text:style-name="T4">was</text:span> in Lebanon sent to the <text:span text:style-name="T2">cedar</text:span> that <text:span text:style-name="T4">was</text:span> in Lebanon, saying, Give thy daughter to my son to wife: and there passed by a wild beast that <text:span text:style-name="T4">was</text:span> in Lebanon, and trode down the thistle.</text:p>
          </table:table-cell>
        </table:table-row>
        <table:table-row>
          <table:table-cell table:style-name="Table1.A2" office:value-type="string">
            <text:p text:style-name="Table_20_Contents"><text:a xlink:type="simple" xlink:href="http://www.biblewheel.com/GR/GR_Database.php?bnum=12&amp;cnum=19&amp;vnum=23">2Ki 19:23</text:a></text:p>
          </table:table-cell>
          <table:table-cell table:style-name="Table1.B2" office:value-type="string">
            <text:p text:style-name="Table_20_Contents">By thy messengers thou hast reproached the Lord, and hast said, With the multitude of my chariots I am come up to the height of the mountains, to the sides of Lebanon, and will cut down the tall <text:span text:style-name="T2">cedar</text:span> trees thereof, <text:span text:style-name="T4">and</text:span> the choice fir trees thereof: and I will enter into the lodgings of his borders, <text:span text:style-name="T4">and into</text:span> the forest of his Carmel.</text:p>
          </table:table-cell>
        </table:table-row>
        <table:table-row>
          <table:table-cell table:style-name="Table1.A2" office:value-type="string">
            <text:p text:style-name="Table_20_Contents"><text:a xlink:type="simple" xlink:href="http://www.biblewheel.com/GR/GR_Database.php?bnum=13&amp;cnum=22&amp;vnum=4">1Ch 22:4</text:a></text:p>
          </table:table-cell>
          <table:table-cell table:style-name="Table1.B2" office:value-type="string">
            <text:p text:style-name="Table_20_Contents">Also <text:span text:style-name="T2">cedar</text:span> trees in abundance: for the Zidonians and they of Tyre brought much <text:span text:style-name="T2">cedar</text:span> wood to David.</text:p>
          </table:table-cell>
        </table:table-row>
        <table:table-row>
          <table:table-cell table:style-name="Table1.A2" office:value-type="string">
            <text:p text:style-name="Table_20_Contents"><text:a xlink:type="simple" xlink:href="http://www.biblewheel.com/GR/GR_Database.php?bnum=14&amp;cnum=1&amp;vnum=15">2Ch 1:15</text:a></text:p>
          </table:table-cell>
          <table:table-cell table:style-name="Table1.B2" office:value-type="string">
            <text:p text:style-name="Table_20_Contents">And the king made silver and gold at Jerusalem <text:span text:style-name="T4">as plenteous</text:span> as stones, and <text:span text:style-name="T2">cedar</text:span> trees made he as the sycomore trees that <text:span text:style-name="T4">are</text:span> in the vale for abundance.</text:p>
          </table:table-cell>
        </table:table-row>
        <table:table-row>
          <table:table-cell table:style-name="Table1.A2" office:value-type="string">
            <text:p text:style-name="Table_20_Contents"><text:a xlink:type="simple" xlink:href="http://www.biblewheel.com/GR/GR_Database.php?bnum=14&amp;cnum=2&amp;vnum=8">2Ch 2:8</text:a></text:p>
          </table:table-cell>
          <table:table-cell table:style-name="Table1.B2" office:value-type="string">
            <text:p text:style-name="Table_20_Contents">Send me also <text:span text:style-name="T2">cedar</text:span> trees, fir trees, and algum trees, out of Lebanon: for I know that thy servants can skill to cut timber in Lebanon; and, behold, my servants <text:span text:style-name="T4">shall be</text:span> with thy servants,</text:p>
          </table:table-cell>
        </table:table-row>
        <table:table-row>
          <table:table-cell table:style-name="Table1.A2" office:value-type="string">
            <text:p text:style-name="Table_20_Contents"><text:a xlink:type="simple" xlink:href="http://www.biblewheel.com/GR/GR_Database.php?bnum=14&amp;cnum=9&amp;vnum=27">2Ch 9:27</text:a></text:p>
          </table:table-cell>
          <table:table-cell table:style-name="Table1.B2" office:value-type="string">
            <text:p text:style-name="Table_20_Contents">And the king made silver in Jerusalem as stones, and <text:span text:style-name="T2">cedar</text:span> trees made he as the sycomore trees that <text:span text:style-name="T4">are</text:span> in the low plains in abundance.</text:p>
          </table:table-cell>
        </table:table-row>
        <table:table-row>
          <table:table-cell table:style-name="Table1.A2" office:value-type="string">
            <text:p text:style-name="Table_20_Contents"><text:a xlink:type="simple" xlink:href="http://www.biblewheel.com/GR/GR_Database.php?bnum=14&amp;cnum=25&amp;vnum=18">2Ch 25:18</text:a></text:p>
          </table:table-cell>
          <table:table-cell table:style-name="Table1.B2" office:value-type="string">
            <text:p text:style-name="Table_20_Contents">And Joash king of Israel sent to Amaziah king of Judah, saying, The thistle that <text:span text:style-name="T4">was</text:span> in Lebanon sent to the <text:span text:style-name="T2">cedar</text:span> that <text:span text:style-name="T4">was</text:span> in Lebanon, saying, Give thy daughter to my son to wife: and there passed by a wild beast that <text:span text:style-name="T4">was</text:span> in Lebanon, and trode down the thistle.</text:p>
          </table:table-cell>
        </table:table-row>
        <text:soft-page-break/>
        <table:table-row>
          <table:table-cell table:style-name="Table1.A2" office:value-type="string">
            <text:p text:style-name="Table_20_Contents"><text:a xlink:type="simple" xlink:href="http://www.biblewheel.com/GR/GR_Database.php?bnum=15&amp;cnum=3&amp;vnum=7">Ezr 3:7</text:a></text:p>
          </table:table-cell>
          <table:table-cell table:style-name="Table1.B2" office:value-type="string">
            <text:p text:style-name="Table_20_Contents">They gave money also unto the masons, and to the carpenters; and meat, and drink, and oil, unto them of Zidon, and to them of Tyre, to bring <text:span text:style-name="T2">cedar</text:span> trees from Lebanon to the sea of Joppa, according to the grant that they had of Cyrus king of Persia.</text:p>
          </table:table-cell>
        </table:table-row>
        <table:table-row>
          <table:table-cell table:style-name="Table1.A2" office:value-type="string">
            <text:p text:style-name="Table_20_Contents"><text:a xlink:type="simple" xlink:href="http://www.biblewheel.com/GR/GR_Database.php?bnum=18&amp;cnum=40&amp;vnum=17">Job 40:17</text:a></text:p>
          </table:table-cell>
          <table:table-cell table:style-name="Table1.B2" office:value-type="string">
            <text:p text:style-name="Table_20_Contents">He moveth his tail like a <text:span text:style-name="T2">cedar</text:span>: the sinews of his stones are wrapped together.</text:p>
          </table:table-cell>
        </table:table-row>
        <table:table-row>
          <table:table-cell table:style-name="Table1.A2" office:value-type="string">
            <text:p text:style-name="Table_20_Contents"><text:a xlink:type="simple" xlink:href="http://www.biblewheel.com/GR/GR_Database.php?bnum=19&amp;cnum=92&amp;vnum=12">Psa 92:12</text:a></text:p>
          </table:table-cell>
          <table:table-cell table:style-name="Table1.B2" office:value-type="string">
            <text:p text:style-name="Table_20_Contents">The righteous shall flourish like the palm tree: he shall grow like a <text:span text:style-name="T2">cedar</text:span> in Lebanon.</text:p>
          </table:table-cell>
        </table:table-row>
        <table:table-row>
          <table:table-cell table:style-name="Table1.A2" office:value-type="string">
            <text:p text:style-name="Table_20_Contents"><text:a xlink:type="simple" xlink:href="http://www.biblewheel.com/GR/GR_Database.php?bnum=22&amp;cnum=1&amp;vnum=17">Sol 1:17</text:a></text:p>
          </table:table-cell>
          <table:table-cell table:style-name="Table1.B2" office:value-type="string">
            <text:p text:style-name="Table_20_Contents">The beams of our house <text:span text:style-name="T4">are</text:span> <text:span text:style-name="T2">cedar</text:span>, <text:span text:style-name="T4">and</text:span> our rafters of fir.</text:p>
          </table:table-cell>
        </table:table-row>
        <table:table-row>
          <table:table-cell table:style-name="Table1.A2" office:value-type="string">
            <text:p text:style-name="Table_20_Contents"><text:a xlink:type="simple" xlink:href="http://www.biblewheel.com/GR/GR_Database.php?bnum=22&amp;cnum=8&amp;vnum=9">Sol 8:9</text:a></text:p>
          </table:table-cell>
          <table:table-cell table:style-name="Table1.B2" office:value-type="string">
            <text:p text:style-name="Table_20_Contents">If she <text:span text:style-name="T4">be</text:span> a wall, we will build upon her a palace of silver: and if she <text:span text:style-name="T4">be</text:span> a door, we will inclose her with boards of <text:span text:style-name="T2">cedar</text:span>.</text:p>
          </table:table-cell>
        </table:table-row>
        <table:table-row>
          <table:table-cell table:style-name="Table1.A2" office:value-type="string">
            <text:p text:style-name="Table_20_Contents"><text:a xlink:type="simple" xlink:href="http://www.biblewheel.com/GR/GR_Database.php?bnum=23&amp;cnum=41&amp;vnum=19">Isa 41:19</text:a></text:p>
          </table:table-cell>
          <table:table-cell table:style-name="Table1.B2" office:value-type="string">
            <text:p text:style-name="Table_20_Contents">I will plant in the wilderness the <text:span text:style-name="T2">cedar</text:span>, the shittah tree, and the myrtle, and the oil tree; I will set in the desert the fir tree, <text:span text:style-name="T4">and</text:span> the pine, and the box tree together:</text:p>
          </table:table-cell>
        </table:table-row>
        <table:table-row>
          <table:table-cell table:style-name="Table1.A2" office:value-type="string">
            <text:p text:style-name="Table_20_Contents"><text:a xlink:type="simple" xlink:href="http://www.biblewheel.com/GR/GR_Database.php?bnum=24&amp;cnum=22&amp;vnum=14">Jer 22:14</text:a></text:p>
          </table:table-cell>
          <table:table-cell table:style-name="Table1.B2" office:value-type="string">
            <text:p text:style-name="Table_20_Contents">That saith, I will build me a wide house and large chambers, and cutteth him out windows; and <text:span text:style-name="T4">it is</text:span> cieled with <text:span text:style-name="T2">cedar</text:span>, and painted with vermilion.</text:p>
          </table:table-cell>
        </table:table-row>
        <table:table-row>
          <table:table-cell table:style-name="Table1.A2" office:value-type="string">
            <text:p text:style-name="Table_20_Contents"><text:a xlink:type="simple" xlink:href="http://www.biblewheel.com/GR/GR_Database.php?bnum=24&amp;cnum=22&amp;vnum=15">Jer 22:15</text:a></text:p>
          </table:table-cell>
          <table:table-cell table:style-name="Table1.B2" office:value-type="string">
            <text:p text:style-name="Table_20_Contents">Shalt thou reign, because thou closest <text:span text:style-name="T4">thyself</text:span> in <text:span text:style-name="T2">cedar</text:span>? did not thy father eat and drink, and do judgment and justice, <text:span text:style-name="T4">and</text:span> then <text:span text:style-name="T4">it was</text:span> well with him?</text:p>
          </table:table-cell>
        </table:table-row>
        <table:table-row>
          <table:table-cell table:style-name="Table1.A2" office:value-type="string">
            <text:p text:style-name="Table_20_Contents"><text:a xlink:type="simple" xlink:href="http://www.biblewheel.com/GR/GR_Database.php?bnum=26&amp;cnum=17&amp;vnum=3">Eze 17:3</text:a></text:p>
          </table:table-cell>
          <table:table-cell table:style-name="Table1.B2" office:value-type="string">
            <text:p text:style-name="Table_20_Contents">And say, Thus saith the Lord GOD; A great eagle with great wings, longwinged, full of feathers, which had divers colours, came unto Lebanon, and took the highest branch of the <text:span text:style-name="T2">cedar</text:span>:</text:p>
          </table:table-cell>
        </table:table-row>
        <table:table-row>
          <table:table-cell table:style-name="Table1.A2" office:value-type="string">
            <text:p text:style-name="Table_20_Contents"><text:a xlink:type="simple" xlink:href="http://www.biblewheel.com/GR/GR_Database.php?bnum=26&amp;cnum=17&amp;vnum=22">Eze 17:22</text:a></text:p>
          </table:table-cell>
          <table:table-cell table:style-name="Table1.B2" office:value-type="string">
            <text:p text:style-name="Table_20_Contents">Thus saith the Lord GOD; I will also take of the highest branch of the high <text:span text:style-name="T2">cedar</text:span>, and will set <text:span text:style-name="T4">it</text:span>; I will crop off from the top of his young twigs a tender one, and will plant <text:span text:style-name="T4">it</text:span> upon an high mountain and eminent:</text:p>
          </table:table-cell>
        </table:table-row>
        <table:table-row>
          <table:table-cell table:style-name="Table1.A2" office:value-type="string">
            <text:p text:style-name="Table_20_Contents"><text:a xlink:type="simple" xlink:href="http://www.biblewheel.com/GR/GR_Database.php?bnum=26&amp;cnum=17&amp;vnum=23">Eze 17:23</text:a></text:p>
          </table:table-cell>
          <table:table-cell table:style-name="Table1.B2" office:value-type="string">
            <text:p text:style-name="Table_20_Contents">In the mountain of the height of Israel will I plant it: and it shall bring forth boughs, and bear fruit, and be a goodly <text:span text:style-name="T2">cedar</text:span>: and under it shall dwell all fowl of every wing; in the shadow of the branches thereof shall they dwell.</text:p>
          </table:table-cell>
        </table:table-row>
        <table:table-row>
          <table:table-cell table:style-name="Table1.A2" office:value-type="string">
            <text:p text:style-name="Table_20_Contents"><text:a xlink:type="simple" xlink:href="http://www.biblewheel.com/GR/GR_Database.php?bnum=26&amp;cnum=27&amp;vnum=24">Eze 27:24</text:a></text:p>
          </table:table-cell>
          <table:table-cell table:style-name="Table1.B2" office:value-type="string">
            <text:p text:style-name="Table_20_Contents">These <text:span text:style-name="T4">were</text:span> thy merchants in all sorts <text:span text:style-name="T4">of things</text:span>, in blue clothes, and broidered work, and in chests of rich apparel, bound with cords, and made of <text:span text:style-name="T2">cedar</text:span>, among thy merchandise.</text:p>
          </table:table-cell>
        </table:table-row>
        <table:table-row>
          <table:table-cell table:style-name="Table1.A2" office:value-type="string">
            <text:p text:style-name="Table_20_Contents"><text:a xlink:type="simple" xlink:href="http://www.biblewheel.com/GR/GR_Database.php?bnum=26&amp;cnum=31&amp;vnum=3">Eze 31:3</text:a></text:p>
          </table:table-cell>
          <table:table-cell table:style-name="Table1.B2" office:value-type="string">
            <text:p text:style-name="Table_20_Contents">Behold, the Assyrian <text:span text:style-name="T4">was</text:span> a <text:span text:style-name="T2">cedar</text:span> in Lebanon with fair branches, and with a shadowing shroud, and of an high stature; and his top was among the thick boughs.</text:p>
          </table:table-cell>
        </table:table-row>
        <table:table-row>
          <table:table-cell table:style-name="Table1.A2" office:value-type="string">
            <text:p text:style-name="Table_20_Contents"><text:a xlink:type="simple" xlink:href="http://www.biblewheel.com/GR/GR_Database.php?bnum=36&amp;cnum=2&amp;vnum=14">Zep 2:14</text:a></text:p>
          </table:table-cell>
          <table:table-cell table:style-name="Table1.B2" office:value-type="string">
            <text:p text:style-name="Table_20_Contents">And flocks shall lie down in the midst of her, all the beasts of the nations: both the cormorant and the bittern shall lodge in the upper lintels of it; <text:span text:style-name="T4">their</text:span> voice shall sing in the windows; desolation <text:span text:style-name="T4">shall be</text:span> in the thresholds: for he shall uncover the <text:span text:style-name="T2">cedar</text:span> work.</text:p>
          </table:table-cell>
        </table:table-row>
        <table:table-row>
          <table:table-cell table:style-name="Table1.A2" office:value-type="string">
            <text:p text:style-name="Table_20_Contents"><text:a xlink:type="simple" xlink:href="http://www.biblewheel.com/GR/GR_Database.php?bnum=38&amp;cnum=11&amp;vnum=2">Zec 11:2</text:a></text:p>
          </table:table-cell>
          <table:table-cell table:style-name="Table1.B2" office:value-type="string">
            <text:p text:style-name="Table_20_Contents">Howl, fir tree; for the <text:span text:style-name="T2">cedar</text:span> is fallen; because the mighty are spoiled: howl, O ye oaks of Bashan; for the forest of the vintage is come down.</text:p>
          </table:table-cell>
        </table:table-row>
        <table:table-row>
          <table:table-cell table:style-name="Table1.B2" table:number-columns-spanned="2" office:value-type="string">
            <text:p text:style-name="Table_20_Contents">Verse Count: 48</text:p>
          </table:table-cell>
          <table:covered-table-cell/>
        </table:table-row>
      </table:table>
      <text:p text:style-name="Table_20_Contents"/>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2-27T01:23:15</meta:creation-date>
    <dc:date>2013-02-27T01:44:32</dc:date>
    <meta:editing-duration>PT21M18S</meta:editing-duration>
    <meta:editing-cycles>3</meta:editing-cycles>
    <meta:generator>LibreOffice/3.3$Unix LibreOffice_project/330m18$Build-4</meta:generator>
    <meta:document-statistic meta:table-count="1" meta:image-count="0" meta:object-count="0" meta:page-count="5" meta:paragraph-count="104" meta:word-count="2769" meta:character-count="14869"/>
  </office:meta>
</office:document-meta>
</file>